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33H28M13.338050999S" calcext:value-type="time">
            <text:p>1833:28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69]-[.B369] &gt; 0; [.C369]-[.B3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08H23M01.478S" calcext:value-type="time">
            <text:p>08:2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08:06:13.6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1T17:02:23.771000000</dc:date>
    <meta:editing-duration>P82DT9H47M35S</meta:editing-duration>
    <meta:editing-cycles>2175</meta:editing-cycles>
    <meta:generator>LibreOffice/7.2.6.2$Windows_X86_64 LibreOffice_project/b0ec3a565991f7569a5a7f5d24fed7f52653d754</meta:generator>
    <dc:creator>Benjamin Laws</dc:creator>
    <meta:document-statistic meta:table-count="2" meta:cell-count="2689" meta:object-count="0"/>
  </office:meta>
</office:document-meta>
</file>